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icles" svg:font-family="Pericles" style:font-family-generic="swiss" style:font-pitch="variable" svg:panose-1="2 11 6 4 3 0 0 2 0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6277in" style:use-optimal-column-width="false"/>
    </style:style>
    <style:style style:name="TableColumn3" style:family="table-column">
      <style:table-column-properties style:column-width="0.2576in" style:use-optimal-column-width="false"/>
    </style:style>
    <style:style style:name="TableColumn4" style:family="table-column">
      <style:table-column-properties style:column-width="0.2576in" style:use-optimal-column-width="false"/>
    </style:style>
    <style:style style:name="TableColumn5" style:family="table-column">
      <style:table-column-properties style:column-width="0.2576in" style:use-optimal-column-width="false"/>
    </style:style>
    <style:style style:name="TableColumn6" style:family="table-column">
      <style:table-column-properties style:column-width="0.2576in" style:use-optimal-column-width="false"/>
    </style:style>
    <style:style style:name="TableColumn7" style:family="table-column">
      <style:table-column-properties style:column-width="0.2576in" style:use-optimal-column-width="false"/>
    </style:style>
    <style:style style:name="TableColumn8" style:family="table-column">
      <style:table-column-properties style:column-width="0.2576in" style:use-optimal-column-width="false"/>
    </style:style>
    <style:style style:name="TableColumn9" style:family="table-column">
      <style:table-column-properties style:column-width="0.2576in" style:use-optimal-column-width="false"/>
    </style:style>
    <style:style style:name="TableColumn10" style:family="table-column">
      <style:table-column-properties style:column-width="1.7909in" style:use-optimal-column-width="false"/>
    </style:style>
    <style:style style:name="TableColumn11" style:family="table-column">
      <style:table-column-properties style:column-width="2.2138in" style:use-optimal-column-width="false"/>
    </style:style>
    <style:style style:name="Table1" style:family="table" style:master-page-name="MP0">
      <style:table-properties style:width="6.4361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break-before="page"/>
      <style:text-properties fo:color="#000000" fo:font-size="8pt" style:font-size-asian="8pt" style:font-size-complex="8pt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color="#000000" fo:font-size="8pt" style:font-size-asian="8pt" style:font-size-complex="8pt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 fo:font-size="8pt" style:font-size-asian="8pt" style:font-size-complex="8pt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color="#000000" fo:font-size="8pt" style:font-size-asian="8pt" style:font-size-complex="8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color="#000000" fo:font-size="8pt" style:font-size-asian="8pt" style:font-size-complex="8pt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color="#000000" fo:font-size="8pt" style:font-size-asian="8pt" style:font-size-complex="8pt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color="#000000" fo:font-size="8pt" style:font-size-asian="8pt" style:font-size-complex="8pt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color="#000000" fo:font-size="8pt" style:font-size-asian="8pt" style:font-size-complex="8pt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color="#000000" fo:font-size="8pt" style:font-size-asian="8pt" style:font-size-complex="8pt"/>
    </style:style>
    <style:style style:name="TableCell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 fo:font-size="8pt" style:font-size-asian="8pt" style:font-size-complex="8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color="#000000" fo:font-size="8pt" style:font-size-asian="8pt" style:font-size-complex="8pt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 fo:font-size="8pt" style:font-size-asian="8pt" style:font-size-complex="8pt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 fo:font-size="8pt" style:font-size-asian="8pt" style:font-size-complex="8pt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color="#000000" fo:font-size="8pt" style:font-size-asian="8pt" style:font-size-complex="8pt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color="#000000" fo:font-size="8pt" style:font-size-asian="8pt" style:font-size-complex="8pt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color="#000000" fo:font-size="8pt" style:font-size-asian="8pt" style:font-size-complex="8pt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color="#000000" fo:font-size="8pt" style:font-size-asian="8pt" style:font-size-complex="8pt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 fo:font-size="8pt" style:font-size-asian="8pt" style:font-size-complex="8pt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color="#000000" fo:font-size="8pt" style:font-size-asian="8pt" style:font-size-complex="8pt"/>
    </style:style>
    <style:style style:name="P52" style:parent-style-name="TableContents" style:family="paragraph">
      <style:text-properties fo:color="#000000" fo:font-size="8pt" style:font-size-asian="8pt" style:font-size-complex="8pt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55" style:family="table-column">
      <style:table-column-properties style:column-width="1.0687in" style:use-optimal-column-width="false"/>
    </style:style>
    <style:style style:name="TableColumn56" style:family="table-column">
      <style:table-column-properties style:column-width="1.0687in" style:use-optimal-column-width="false"/>
    </style:style>
    <style:style style:name="Table54" style:family="table">
      <style:table-properties style:width="2.1375in" fo:margin-left="0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color="#000000" fo:font-size="8pt" style:font-size-asian="8pt" style:font-size-complex="8pt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color="#000000"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color="#000000" fo:font-size="8pt" style:font-size-asian="8pt" style:font-size-complex="8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color="#000000" fo:font-size="8pt" style:font-size-asian="8pt" style:font-size-complex="8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color="#000000" fo:font-size="8pt" style:font-size-asian="8pt" style:font-size-complex="8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color="#000000" fo:font-size="8pt" style:font-size-asian="8pt" style:font-size-complex="8pt"/>
    </style:style>
    <style:style style:name="P72" style:parent-style-name="TableContents" style:family="paragraph">
      <style:text-properties fo:color="#000000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color="#000000" fo:font-size="8pt" style:font-size-asian="8pt" style:font-size-complex="8pt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color="#000000" fo:font-size="8pt" style:font-size-asian="8pt" style:font-size-complex="8pt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color="#000000" fo:font-size="8pt" style:font-size-asian="8pt" style:font-size-complex="8pt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 fo:font-size="8pt" style:font-size-asian="8pt" style:font-size-complex="8pt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color="#000000" fo:font-size="8pt" style:font-size-asian="8pt" style:font-size-complex="8pt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color="#000000" fo:font-size="8pt" style:font-size-asian="8pt" style:font-size-complex="8pt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color="#000000" fo:font-size="8pt" style:font-size-asian="8pt" style:font-size-complex="8pt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color="#000000" fo:font-size="8pt" style:font-size-asian="8pt" style:font-size-complex="8pt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000000" fo:font-size="8pt" style:font-size-asian="8pt" style:font-size-complex="8pt"/>
    </style:style>
    <style:style style:name="P92" style:parent-style-name="TableContents" style:family="paragraph">
      <style:text-properties fo:color="#000000" fo:font-size="8pt" style:font-size-asian="8pt" style:font-size-complex="8pt"/>
    </style:style>
    <style:style style:name="P93" style:parent-style-name="TableContents" style:family="paragraph">
      <style:text-properties fo:color="#000000" fo:font-size="8pt" style:font-size-asian="8pt" style:font-size-complex="8pt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96" style:family="table-column">
      <style:table-column-properties style:column-width="1.0687in" style:use-optimal-column-width="false"/>
    </style:style>
    <style:style style:name="TableColumn97" style:family="table-column">
      <style:table-column-properties style:column-width="1.0687in" style:use-optimal-column-width="false"/>
    </style:style>
    <style:style style:name="Table95" style:family="table">
      <style:table-properties style:width="2.1375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P100" style:parent-style-name="TableContents" style:family="paragraph">
      <style:text-properties fo:color="#000000" fo:font-size="8pt" style:font-size-asian="8pt" style:font-size-complex="8pt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TableContents" style:family="paragraph">
      <style:text-properties fo:color="#000000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TableContents" style:family="paragraph">
      <style:text-properties fo:color="#000000" fo:font-size="8pt" style:font-size-asian="8pt" style:font-size-complex="8pt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TableContents" style:family="paragraph">
      <style:text-properties fo:color="#000000" fo:font-size="8pt" style:font-size-asian="8pt" style:font-size-complex="8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P110" style:parent-style-name="TableContents" style:family="paragraph">
      <style:text-properties fo:color="#000000" fo:font-size="8pt" style:font-size-asian="8pt" style:font-size-complex="8pt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P112" style:parent-style-name="TableContents" style:family="paragraph">
      <style:text-properties fo:color="#000000"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TableContents" style:family="paragraph">
      <style:text-properties fo:color="#000000" fo:font-size="8pt" style:font-size-asian="8pt" style:font-size-complex="8pt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P117" style:parent-style-name="TableContents" style:family="paragraph">
      <style:text-properties fo:color="#000000" fo:font-size="8pt" style:font-size-asian="8pt" style:font-size-complex="8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TableContents" style:family="paragraph">
      <style:text-properties fo:color="#000000" fo:font-size="8pt" style:font-size-asian="8pt" style:font-size-complex="8pt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P122" style:parent-style-name="TableContents" style:family="paragraph">
      <style:text-properties fo:color="#000000" fo:font-size="8pt" style:font-size-asian="8pt" style:font-size-complex="8pt"/>
    </style:style>
    <style:style style:name="P123" style:parent-style-name="TableContents" style:family="paragraph">
      <style:text-properties fo:color="#000000"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000000" fo:font-size="8pt" style:font-size-asian="8pt" style:font-size-complex="8pt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color="#000000" fo:font-size="8pt" style:font-size-asian="8pt" style:font-size-complex="8pt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color="#000000" fo:font-size="8pt" style:font-size-asian="8pt" style:font-size-complex="8pt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color="#000000" fo:font-size="8pt" style:font-size-asian="8pt" style:font-size-complex="8pt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color="#000000" fo:font-size="8pt" style:font-size-asian="8pt" style:font-size-complex="8pt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color="#000000" fo:font-size="8pt" style:font-size-asian="8pt" style:font-size-complex="8pt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color="#000000" fo:font-size="8pt" style:font-size-asian="8pt" style:font-size-complex="8pt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color="#000000" fo:font-size="8pt" style:font-size-asian="8pt" style:font-size-complex="8pt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color="#000000" fo:font-size="8pt" style:font-size-asian="8pt" style:font-size-complex="8pt"/>
    </style:style>
    <style:style style:name="P143" style:parent-style-name="TableContents" style:family="paragraph">
      <style:text-properties fo:color="#000000" fo:font-size="8pt" style:font-size-asian="8pt" style:font-size-complex="8pt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46" style:family="table-column">
      <style:table-column-properties style:column-width="1.0625in" style:use-optimal-column-width="false"/>
    </style:style>
    <style:style style:name="TableColumn147" style:family="table-column">
      <style:table-column-properties style:column-width="1.0673in" style:use-optimal-column-width="false"/>
    </style:style>
    <style:style style:name="Table145" style:family="table">
      <style:table-properties style:width="2.1298in" fo:margin-left="0in" table:align="righ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color="#000000" fo:font-size="8pt" style:font-size-asian="8pt" style:font-size-complex="8pt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color="#000000"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color="#000000" fo:font-size="8pt" style:font-size-asian="8pt" style:font-size-complex="8pt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color="#000000" fo:font-size="8pt" style:font-size-asian="8pt" style:font-size-complex="8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color="#000000" fo:font-size="8pt" style:font-size-asian="8pt" style:font-size-complex="8pt"/>
    </style:style>
    <style:style style:name="TableCell161" style:family="table-cell">
      <style:table-cell-properties fo:border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color="#000000"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color="#000000" fo:font-size="8pt" style:font-size-asian="8pt" style:font-size-complex="8pt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color="#000000"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color="#000000" fo:font-size="8pt" style:font-size-asian="8pt" style:font-size-complex="8pt"/>
    </style:style>
    <style:style style:name="TableCell171" style:family="table-cell">
      <style:table-cell-properties fo:border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color="#000000" fo:font-size="8pt" style:font-size-asian="8pt" style:font-size-complex="8pt"/>
    </style:style>
    <style:style style:name="P173" style:parent-style-name="TableContents" style:family="paragraph">
      <style:text-properties fo:color="#000000"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color="#000000" fo:font-size="8pt" style:font-size-asian="8pt" style:font-size-complex="8pt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color="#000000" fo:font-size="8pt" style:font-size-asian="8pt" style:font-size-complex="8pt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color="#000000" fo:font-size="8pt" style:font-size-asian="8pt" style:font-size-complex="8pt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color="#000000" fo:font-size="8pt" style:font-size-asian="8pt" style:font-size-complex="8pt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color="#000000" fo:font-size="8pt" style:font-size-asian="8pt" style:font-size-complex="8pt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color="#000000" fo:font-size="8pt" style:font-size-asian="8pt" style:font-size-complex="8pt"/>
    </style:style>
    <style:style style:name="TableCell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color="#000000" fo:font-size="8pt" style:font-size-asian="8pt" style:font-size-complex="8pt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color="#000000" fo:font-size="8pt" style:font-size-asian="8pt" style:font-size-complex="8pt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color="#000000" fo:font-size="8pt" style:font-size-asian="8pt" style:font-size-complex="8pt"/>
    </style:style>
    <style:style style:name="P193" style:parent-style-name="TableContents" style:family="paragraph">
      <style:text-properties fo:color="#000000" fo:font-size="8pt" style:font-size-asian="8pt" style:font-size-complex="8pt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196" style:family="table-column">
      <style:table-column-properties style:column-width="1.0687in" style:use-optimal-column-width="false"/>
    </style:style>
    <style:style style:name="TableColumn197" style:family="table-column">
      <style:table-column-properties style:column-width="1.0687in" style:use-optimal-column-width="false"/>
    </style:style>
    <style:style style:name="Table195" style:family="table">
      <style:table-properties style:width="2.13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color="#000000" fo:font-size="8pt" style:font-size-asian="8pt" style:font-size-complex="8pt"/>
    </style:style>
    <style:style style:name="TableCell201" style:family="table-cell">
      <style:table-cell-properties fo:border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color="#000000"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color="#000000" fo:font-size="8pt" style:font-size-asian="8pt" style:font-size-complex="8pt"/>
    </style:style>
    <style:style style:name="TableCell206" style:family="table-cell">
      <style:table-cell-properties fo:border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color="#000000"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color="#000000" fo:font-size="8pt" style:font-size-asian="8pt" style:font-size-complex="8pt"/>
    </style:style>
    <style:style style:name="TableCell211" style:family="table-cell">
      <style:table-cell-properties fo:border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color="#000000"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color="#000000" fo:font-size="8pt" style:font-size-asian="8pt" style:font-size-complex="8pt"/>
    </style:style>
    <style:style style:name="TableCell216" style:family="table-cell">
      <style:table-cell-properties fo:border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color="#000000"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color="#000000" fo:font-size="8pt" style:font-size-asian="8pt" style:font-size-complex="8pt"/>
    </style:style>
    <style:style style:name="TableCell221" style:family="table-cell">
      <style:table-cell-properties fo:border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color="#000000"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color="#000000" fo:font-size="8pt" style:font-size-asian="8pt" style:font-size-complex="8pt"/>
    </style:style>
    <style:style style:name="TableCell226" style:family="table-cell">
      <style:table-cell-properties fo:border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color="#000000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color="#000000" fo:font-size="8pt" style:font-size-asian="8pt" style:font-size-complex="8pt"/>
    </style:style>
    <style:style style:name="TableCell231" style:family="table-cell">
      <style:table-cell-properties fo:border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color="#000000" fo:font-size="8pt" style:font-size-asian="8pt" style:font-size-complex="8pt"/>
    </style:style>
    <style:style style:name="P233" style:parent-style-name="TableContents" style:family="paragraph">
      <style:text-properties fo:color="#000000" fo:font-size="8pt" style:font-size-asian="8pt" style:font-size-complex="8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color="#000000" fo:font-size="8pt" style:font-size-asian="8pt" style:font-size-complex="8pt"/>
    </style:style>
    <style:style style:name="TableCell2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color="#000000" fo:font-size="8pt" style:font-size-asian="8pt" style:font-size-complex="8pt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color="#000000" fo:font-size="8pt" style:font-size-asian="8pt" style:font-size-complex="8pt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color="#000000" fo:font-size="8pt" style:font-size-asian="8pt" style:font-size-complex="8pt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color="#000000" fo:font-size="8pt" style:font-size-asian="8pt" style:font-size-complex="8pt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color="#000000" fo:font-size="8pt" style:font-size-asian="8pt" style:font-size-complex="8pt"/>
    </style:style>
    <style:style style:name="TableCell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color="#000000" fo:font-size="8pt" style:font-size-asian="8pt" style:font-size-complex="8pt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color="#000000" fo:font-size="8pt" style:font-size-asian="8pt" style:font-size-complex="8pt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color="#000000" fo:font-size="8pt" style:font-size-asian="8pt" style:font-size-complex="8pt"/>
    </style:style>
    <style:style style:name="P253" style:parent-style-name="TableContents" style:family="paragraph">
      <style:text-properties fo:color="#000000" fo:font-size="8pt" style:font-size-asian="8pt" style:font-size-complex="8pt"/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56" style:family="table-column">
      <style:table-column-properties style:column-width="1.075in" style:use-optimal-column-width="false"/>
    </style:style>
    <style:style style:name="TableColumn257" style:family="table-column">
      <style:table-column-properties style:column-width="1.0625in" style:use-optimal-column-width="false"/>
    </style:style>
    <style:style style:name="Table255" style:family="table">
      <style:table-properties style:width="2.1375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color="#000000" fo:font-size="8pt" style:font-size-asian="8pt" style:font-size-complex="8pt"/>
    </style:style>
    <style:style style:name="TableCell261" style:family="table-cell">
      <style:table-cell-properties fo:border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color="#000000"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color="#000000" fo:font-size="8pt" style:font-size-asian="8pt" style:font-size-complex="8pt"/>
    </style:style>
    <style:style style:name="TableCell266" style:family="table-cell">
      <style:table-cell-properties fo:border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color="#000000"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color="#000000" fo:font-size="8pt" style:font-size-asian="8pt" style:font-size-complex="8pt"/>
    </style:style>
    <style:style style:name="TableCell271" style:family="table-cell">
      <style:table-cell-properties fo:border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color="#000000" fo:font-size="8pt" style:font-size-asian="8pt" style:font-size-complex="8pt"/>
    </style:style>
    <style:style style:name="P273" style:parent-style-name="TableContents" style:family="paragraph">
      <style:text-properties fo:color="#000000" fo:font-size="8pt" style:font-size-asian="8pt" style:font-size-complex="8pt"/>
    </style:style>
    <style:style style:name="P274" style:parent-style-name="TableContents" style:family="paragraph">
      <style:text-properties fo:color="#000000"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color="#000000" fo:font-size="8pt" style:font-size-asian="8pt" style:font-size-complex="8pt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color="#000000" fo:font-size="8pt" style:font-size-asian="8pt" style:font-size-complex="8pt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color="#000000" fo:font-size="8pt" style:font-size-asian="8pt" style:font-size-complex="8pt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color="#000000" fo:font-size="8pt" style:font-size-asian="8pt" style:font-size-complex="8pt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color="#000000" fo:font-size="8pt" style:font-size-asian="8pt" style:font-size-complex="8pt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color="#000000" fo:font-size="8pt" style:font-size-asian="8pt" style:font-size-complex="8pt"/>
    </style:style>
    <style:style style:name="TableCell2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color="#000000" fo:font-size="8pt" style:font-size-asian="8pt" style:font-size-complex="8pt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color="#000000" fo:font-size="8pt" style:font-size-asian="8pt" style:font-size-complex="8pt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color="#000000" fo:font-size="8pt" style:font-size-asian="8pt" style:font-size-complex="8pt"/>
    </style:style>
    <style:style style:name="P294" style:parent-style-name="TableContents" style:family="paragraph">
      <style:text-properties fo:color="#000000" fo:font-size="8pt" style:font-size-asian="8pt" style:font-size-complex="8pt"/>
    </style:style>
    <style:style style:name="P295" style:parent-style-name="TableContents" style:family="paragraph">
      <style:text-properties fo:color="#000000" fo:font-size="8pt" style:font-size-asian="8pt" style:font-size-complex="8pt"/>
    </style:style>
    <style:style style:name="P296" style:parent-style-name="TableContents" style:family="paragraph">
      <style:text-properties fo:color="#000000" fo:font-size="8pt" style:font-size-asian="8pt" style:font-size-complex="8pt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299" style:family="table-column">
      <style:table-column-properties style:column-width="1.0687in" style:use-optimal-column-width="false"/>
    </style:style>
    <style:style style:name="TableColumn300" style:family="table-column">
      <style:table-column-properties style:column-width="1.0687in" style:use-optimal-column-width="false"/>
    </style:style>
    <style:style style:name="Table298" style:family="table">
      <style:table-properties style:width="2.1375in" fo:margin-left="0in" table:align="lef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color="#000000" fo:font-size="8pt" style:font-size-asian="8pt" style:font-size-complex="8pt"/>
    </style:style>
    <style:style style:name="TableCell304" style:family="table-cell">
      <style:table-cell-properties fo:border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color="#000000"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color="#000000" fo:font-size="8pt" style:font-size-asian="8pt" style:font-size-complex="8pt"/>
    </style:style>
    <style:style style:name="TableCell309" style:family="table-cell">
      <style:table-cell-properties fo:border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color="#000000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color="#000000" fo:font-size="8pt" style:font-size-asian="8pt" style:font-size-complex="8pt"/>
    </style:style>
    <style:style style:name="TableCell314" style:family="table-cell">
      <style:table-cell-properties fo:border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color="#000000" fo:font-size="8pt" style:font-size-asian="8pt" style:font-size-complex="8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color="#000000" fo:font-size="8pt" style:font-size-asian="8pt" style:font-size-complex="8pt"/>
    </style:style>
    <style:style style:name="TableCell319" style:family="table-cell">
      <style:table-cell-properties fo:border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color="#000000"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color="#000000" fo:font-size="8pt" style:font-size-asian="8pt" style:font-size-complex="8pt"/>
    </style:style>
    <style:style style:name="TableCell324" style:family="table-cell">
      <style:table-cell-properties fo:border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color="#000000"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color="#000000" fo:font-size="8pt" style:font-size-asian="8pt" style:font-size-complex="8pt"/>
    </style:style>
    <style:style style:name="TableCell329" style:family="table-cell">
      <style:table-cell-properties fo:border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color="#000000"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color="#000000" fo:font-size="8pt" style:font-size-asian="8pt" style:font-size-complex="8pt"/>
    </style:style>
    <style:style style:name="TableCell334" style:family="table-cell">
      <style:table-cell-properties fo:border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color="#000000" fo:font-size="8pt" style:font-size-asian="8pt" style:font-size-complex="8pt"/>
    </style:style>
    <style:style style:name="P336" style:parent-style-name="TableContents" style:family="paragraph">
      <style:text-properties fo:color="#000000"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color="#000000" fo:font-size="8pt" style:font-size-asian="8pt" style:font-size-complex="8pt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color="#000000" fo:font-size="8pt" style:font-size-asian="8pt" style:font-size-complex="8pt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color="#000000" fo:font-size="8pt" style:font-size-asian="8pt" style:font-size-complex="8pt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color="#000000" fo:font-size="8pt" style:font-size-asian="8pt" style:font-size-complex="8pt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color="#000000" fo:font-size="8pt" style:font-size-asian="8pt" style:font-size-complex="8pt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color="#000000" fo:font-size="8pt" style:font-size-asian="8pt" style:font-size-complex="8pt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color="#000000" fo:font-size="8pt" style:font-size-asian="8pt" style:font-size-complex="8pt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color="#000000" fo:font-size="8pt" style:font-size-asian="8pt" style:font-size-complex="8pt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color="#000000" fo:font-size="8pt" style:font-size-asian="8pt" style:font-size-complex="8pt"/>
    </style:style>
    <style:style style:name="P356" style:parent-style-name="TableContents" style:family="paragraph">
      <style:text-properties fo:color="#000000" fo:font-size="8pt" style:font-size-asian="8pt" style:font-size-complex="8pt"/>
    </style:style>
    <style:style style:name="P357" style:parent-style-name="TableContents" style:family="paragraph">
      <style:text-properties fo:color="#000000" fo:font-size="8pt" style:font-size-asian="8pt" style:font-size-complex="8pt"/>
    </style:style>
    <style:style style:name="P358" style:parent-style-name="TableContents" style:family="paragraph">
      <style:text-properties fo:color="#000000" fo:font-size="8pt" style:font-size-asian="8pt" style:font-size-complex="8pt"/>
    </style:style>
    <style:style style:name="TableCell3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361" style:family="table-column">
      <style:table-column-properties style:column-width="1.0625in" style:use-optimal-column-width="false"/>
    </style:style>
    <style:style style:name="TableColumn362" style:family="table-column">
      <style:table-column-properties style:column-width="1.0625in" style:use-optimal-column-width="false"/>
    </style:style>
    <style:style style:name="Table360" style:family="table">
      <style:table-properties style:width="2.125in" fo:margin-left="0in" table:align="left"/>
    </style:style>
    <style:style style:name="TableRow363" style:family="table-row">
      <style:table-row-properties style:min-row-height="0.0625in" style:use-optimal-row-height="false"/>
    </style:style>
    <style:style style:name="TableCell364" style:family="table-cell">
      <style:table-cell-properties fo:border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color="#000000" fo:font-size="8pt" style:font-size-asian="8pt" style:font-size-complex="8pt"/>
    </style:style>
    <style:style style:name="TableCell366" style:family="table-cell">
      <style:table-cell-properties fo:border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color="#000000"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color="#000000" fo:font-size="8pt" style:font-size-asian="8pt" style:font-size-complex="8pt"/>
    </style:style>
    <style:style style:name="TableCell371" style:family="table-cell">
      <style:table-cell-properties fo:border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color="#000000" fo:font-size="8pt" style:font-size-asian="8pt" style:font-size-complex="8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color="#000000" fo:font-size="8pt" style:font-size-asian="8pt" style:font-size-complex="8pt"/>
    </style:style>
    <style:style style:name="TableCell376" style:family="table-cell">
      <style:table-cell-properties fo:border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color="#000000"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color="#000000" fo:font-size="8pt" style:font-size-asian="8pt" style:font-size-complex="8pt"/>
    </style:style>
    <style:style style:name="TableCell381" style:family="table-cell">
      <style:table-cell-properties fo:border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color="#000000" fo:font-size="8pt" style:font-size-asian="8pt" style:font-size-complex="8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color="#000000" fo:font-size="8pt" style:font-size-asian="8pt" style:font-size-complex="8pt"/>
    </style:style>
    <style:style style:name="TableCell386" style:family="table-cell">
      <style:table-cell-properties fo:border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color="#000000" fo:font-size="8pt" style:font-size-asian="8pt" style:font-size-complex="8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color="#000000" fo:font-size="8pt" style:font-size-asian="8pt" style:font-size-complex="8pt"/>
    </style:style>
    <style:style style:name="TableCell391" style:family="table-cell">
      <style:table-cell-properties fo:border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color="#000000" fo:font-size="8pt" style:font-size-asian="8pt" style:font-size-complex="8pt"/>
    </style:style>
    <style:style style:name="P393" style:parent-style-name="TableContents" style:family="paragraph">
      <style:text-properties fo:color="#000000" fo:font-size="8pt" style:font-size-asian="8pt" style:font-size-complex="8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color="#000000" fo:font-size="8pt" style:font-size-asian="8pt" style:font-size-complex="8pt"/>
    </style:style>
    <style:style style:name="TableCell3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color="#000000" fo:font-size="8pt" style:font-size-asian="8pt" style:font-size-complex="8pt"/>
    </style:style>
    <style:style style:name="TableCell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color="#000000" fo:font-size="8pt" style:font-size-asian="8pt" style:font-size-complex="8pt"/>
    </style:style>
    <style:style style:name="TableCell4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color="#000000" fo:font-size="8pt" style:font-size-asian="8pt" style:font-size-complex="8pt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fo:color="#000000" fo:font-size="8pt" style:font-size-asian="8pt" style:font-size-complex="8pt"/>
    </style:style>
    <style:style style:name="TableCell4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color="#000000" fo:font-size="8pt" style:font-size-asian="8pt" style:font-size-complex="8pt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color="#000000" fo:font-size="8pt" style:font-size-asian="8pt" style:font-size-complex="8pt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color="#000000" fo:font-size="8pt" style:font-size-asian="8pt" style:font-size-complex="8pt"/>
    </style:style>
    <style:style style:name="TableCell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color="#000000" fo:font-size="8pt" style:font-size-asian="8pt" style:font-size-complex="8pt"/>
    </style:style>
    <style:style style:name="TableCell4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415" style:family="table-column">
      <style:table-column-properties style:column-width="1.0687in" style:use-optimal-column-width="false"/>
    </style:style>
    <style:style style:name="TableColumn416" style:family="table-column">
      <style:table-column-properties style:column-width="1.0687in" style:use-optimal-column-width="false"/>
    </style:style>
    <style:style style:name="Table414" style:family="table">
      <style:table-properties style:width="2.1375in" fo:margin-left="0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fo:color="#000000" fo:font-size="8pt" style:font-size-asian="8pt" style:font-size-complex="8pt"/>
    </style:style>
    <style:style style:name="TableCell420" style:family="table-cell">
      <style:table-cell-properties fo:border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fo:color="#000000" fo:font-size="8pt" style:font-size-asian="8pt" style:font-size-complex="8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color="#000000" fo:font-size="8pt" style:font-size-asian="8pt" style:font-size-complex="8pt"/>
    </style:style>
    <style:style style:name="TableCell425" style:family="table-cell">
      <style:table-cell-properties fo:border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fo:color="#000000" fo:font-size="8pt" style:font-size-asian="8pt" style:font-size-complex="8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color="#000000" fo:font-size="8pt" style:font-size-asian="8pt" style:font-size-complex="8pt"/>
    </style:style>
    <style:style style:name="TableCell430" style:family="table-cell">
      <style:table-cell-properties fo:border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color="#000000" fo:font-size="8pt" style:font-size-asian="8pt" style:font-size-complex="8pt"/>
    </style:style>
    <style:style style:name="P432" style:parent-style-name="TableContents" style:family="paragraph">
      <style:text-properties fo:color="#000000" fo:font-size="8pt" style:font-size-asian="8pt" style:font-size-complex="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fo:color="#000000" fo:font-size="8pt" style:font-size-asian="8pt" style:font-size-complex="8pt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color="#000000" fo:font-size="8pt" style:font-size-asian="8pt" style:font-size-complex="8pt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color="#000000" fo:font-size="8pt" style:font-size-asian="8pt" style:font-size-complex="8pt"/>
    </style:style>
    <style:style style:name="TableCell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fo:color="#000000" fo:font-size="8pt" style:font-size-asian="8pt" style:font-size-complex="8pt"/>
    </style:style>
    <style:style style:name="TableCell4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fo:color="#000000" fo:font-size="8pt" style:font-size-asian="8pt" style:font-size-complex="8pt"/>
    </style:style>
    <style:style style:name="TableCell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fo:color="#000000" fo:font-size="8pt" style:font-size-asian="8pt" style:font-size-complex="8pt"/>
    </style:style>
    <style:style style:name="TableCell4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fo:color="#000000" fo:font-size="8pt" style:font-size-asian="8pt" style:font-size-complex="8pt"/>
    </style:style>
    <style:style style:name="TableCell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color="#000000" fo:font-size="8pt" style:font-size-asian="8pt" style:font-size-complex="8pt"/>
    </style:style>
    <style:style style:name="TableCell4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color="#000000" fo:font-size="8pt" style:font-size-asian="8pt" style:font-size-complex="8pt"/>
    </style:style>
    <style:style style:name="P452" style:parent-style-name="TableContents" style:family="paragraph">
      <style:text-properties fo:color="#000000" fo:font-size="8pt" style:font-size-asian="8pt" style:font-size-complex="8pt"/>
    </style:style>
    <style:style style:name="TableCell4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455" style:family="table-column">
      <style:table-column-properties style:column-width="1.0687in" style:use-optimal-column-width="false"/>
    </style:style>
    <style:style style:name="TableColumn456" style:family="table-column">
      <style:table-column-properties style:column-width="1.0687in" style:use-optimal-column-width="false"/>
    </style:style>
    <style:style style:name="Table454" style:family="table">
      <style:table-properties style:width="2.1375in" fo:margin-left="0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TableContents" style:family="paragraph">
      <style:text-properties fo:color="#000000" fo:font-size="8pt" style:font-size-asian="8pt" style:font-size-complex="8pt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TableContents" style:family="paragraph">
      <style:text-properties fo:color="#000000" fo:font-size="8pt" style:font-size-asian="8pt" style:font-size-complex="8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P464" style:parent-style-name="TableContents" style:family="paragraph">
      <style:text-properties fo:color="#000000" fo:font-size="8pt" style:font-size-asian="8pt" style:font-size-complex="8pt"/>
    </style:style>
    <style:style style:name="TableCell465" style:family="table-cell">
      <style:table-cell-properties fo:border="none" style:writing-mode="lr-tb" fo:padding-top="0in" fo:padding-left="0.0069in" fo:padding-bottom="0in" fo:padding-right="0.0069in"/>
    </style:style>
    <style:style style:name="P466" style:parent-style-name="TableContents" style:family="paragraph">
      <style:text-properties fo:color="#000000" fo:font-size="8pt" style:font-size-asian="8pt" style:font-size-complex="8pt"/>
    </style:style>
    <style:style style:name="P467" style:parent-style-name="TableContents" style:family="paragraph">
      <style:text-properties fo:color="#000000" fo:font-size="8pt" style:font-size-asian="8pt" style:font-size-complex="8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fo:color="#000000" fo:font-size="8pt" style:font-size-asian="8pt" style:font-size-complex="8pt"/>
    </style:style>
    <style:style style:name="TableCell4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color="#000000" fo:font-size="8pt" style:font-size-asian="8pt" style:font-size-complex="8pt"/>
    </style:style>
    <style:style style:name="TableCell4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fo:color="#000000" fo:font-size="8pt" style:font-size-asian="8pt" style:font-size-complex="8pt"/>
    </style:style>
    <style:style style:name="TableCell4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fo:color="#000000" fo:font-size="8pt" style:font-size-asian="8pt" style:font-size-complex="8pt"/>
    </style:style>
    <style:style style:name="TableCell4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fo:color="#000000" fo:font-size="8pt" style:font-size-asian="8pt" style:font-size-complex="8pt"/>
    </style:style>
    <style:style style:name="TableCell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fo:color="#000000" fo:font-size="8pt" style:font-size-asian="8pt" style:font-size-complex="8pt"/>
    </style:style>
    <style:style style:name="TableCell4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fo:color="#000000" fo:font-size="8pt" style:font-size-asian="8pt" style:font-size-complex="8pt"/>
    </style:style>
    <style:style style:name="TableCell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color="#000000" fo:font-size="8pt" style:font-size-asian="8pt" style:font-size-complex="8pt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color="#000000" fo:font-size="8pt" style:font-size-asian="8pt" style:font-size-complex="8pt"/>
    </style:style>
    <style:style style:name="P487" style:parent-style-name="TableContents" style:family="paragraph">
      <style:text-properties fo:color="#000000" fo:font-size="8pt" style:font-size-asian="8pt" style:font-size-complex="8pt"/>
    </style:style>
    <style:style style:name="TableCell4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490" style:family="table-column">
      <style:table-column-properties style:column-width="1.0625in" style:use-optimal-column-width="false"/>
    </style:style>
    <style:style style:name="TableColumn491" style:family="table-column">
      <style:table-column-properties style:column-width="1.0625in" style:use-optimal-column-width="false"/>
    </style:style>
    <style:style style:name="Table489" style:family="table">
      <style:table-properties style:width="2.125in" fo:margin-left="0in" table:align="lef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fo:color="#000000" fo:font-size="8pt" style:font-size-asian="8pt" style:font-size-complex="8pt"/>
    </style:style>
    <style:style style:name="TableCell495" style:family="table-cell">
      <style:table-cell-properties fo:border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color="#000000" fo:font-size="8pt" style:font-size-asian="8pt" style:font-size-complex="8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fo:color="#000000" fo:font-size="8pt" style:font-size-asian="8pt" style:font-size-complex="8pt"/>
    </style:style>
    <style:style style:name="TableCell500" style:family="table-cell">
      <style:table-cell-properties fo:border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fo:color="#000000" fo:font-size="8pt" style:font-size-asian="8pt" style:font-size-complex="8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fo:color="#000000" fo:font-size="8pt" style:font-size-asian="8pt" style:font-size-complex="8pt"/>
    </style:style>
    <style:style style:name="TableCell505" style:family="table-cell">
      <style:table-cell-properties fo:border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fo:color="#000000" fo:font-size="8pt" style:font-size-asian="8pt" style:font-size-complex="8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fo:color="#000000" fo:font-size="8pt" style:font-size-asian="8pt" style:font-size-complex="8pt"/>
    </style:style>
    <style:style style:name="TableCell510" style:family="table-cell">
      <style:table-cell-properties fo:border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fo:color="#000000" fo:font-size="8pt" style:font-size-asian="8pt" style:font-size-complex="8p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fo:color="#000000" fo:font-size="8pt" style:font-size-asian="8pt" style:font-size-complex="8pt"/>
    </style:style>
    <style:style style:name="TableCell515" style:family="table-cell">
      <style:table-cell-properties fo:border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fo:color="#000000" fo:font-size="8pt" style:font-size-asian="8pt" style:font-size-complex="8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fo:color="#000000" fo:font-size="8pt" style:font-size-asian="8pt" style:font-size-complex="8pt"/>
    </style:style>
    <style:style style:name="TableCell520" style:family="table-cell">
      <style:table-cell-properties fo:border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fo:color="#000000" fo:font-size="8pt" style:font-size-asian="8pt" style:font-size-complex="8pt"/>
    </style:style>
    <style:style style:name="P522" style:parent-style-name="TableContents" style:family="paragraph">
      <style:text-properties fo:color="#000000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ame</text:p>
          </table:table-cell>
          <table:table-cell table:style-name="TableCell15">
            <text:p text:style-name="P16">M</text:p>
          </table:table-cell>
          <table:table-cell table:style-name="TableCell17">
            <text:p text:style-name="P18">S</text:p>
          </table:table-cell>
          <table:table-cell table:style-name="TableCell19">
            <text:p text:style-name="P20">R</text:p>
          </table:table-cell>
          <table:table-cell table:style-name="TableCell21">
            <text:p text:style-name="P22">T</text:p>
          </table:table-cell>
          <table:table-cell table:style-name="TableCell23">
            <text:p text:style-name="P24">W</text:p>
          </table:table-cell>
          <table:table-cell table:style-name="TableCell25">
            <text:p text:style-name="P26">P</text:p>
          </table:table-cell>
          <table:table-cell table:style-name="TableCell27">
            <text:p text:style-name="P28">C</text:p>
          </table:table-cell>
          <table:table-cell table:style-name="TableCell29">
            <text:p text:style-name="P30">Desc</text:p>
          </table:table-cell>
          <table:table-cell table:style-name="TableCell31">
            <text:p text:style-name="P32">Skills</text:p>
          </table:table-cell>
        </table:table-row>
        <table:table-row table:style-name="TableRow33">
          <table:table-cell table:style-name="TableCell34">
            <text:p text:style-name="P35">Adele</text:p>
          </table:table-cell>
          <table:table-cell table:style-name="TableCell36">
            <text:p text:style-name="P37">10</text:p>
          </table:table-cell>
          <table:table-cell table:style-name="TableCell38">
            <text:p text:style-name="P39">10</text:p>
          </table:table-cell>
          <table:table-cell table:style-name="TableCell40">
            <text:p text:style-name="P41">11</text:p>
          </table:table-cell>
          <table:table-cell table:style-name="TableCell42">
            <text:p text:style-name="P43">9</text:p>
          </table:table-cell>
          <table:table-cell table:style-name="TableCell44">
            <text:p text:style-name="P45">14</text:p>
          </table:table-cell>
          <table:table-cell table:style-name="TableCell46">
            <text:p text:style-name="P47">11</text:p>
          </table:table-cell>
          <table:table-cell table:style-name="TableCell48">
            <text:p text:style-name="P49">9</text:p>
          </table:table-cell>
          <table:table-cell table:style-name="TableCell50">
            <text:p text:style-name="P51">Builder</text:p>
            <text:p text:style-name="P52">Member of village council</text:p>
          </table:table-cell>
          <table:table-cell table:style-name="TableCell53">
            <table:table table:style-name="Table54">
              <table:table-columns>
                <table:table-column table:style-name="TableColumn55"/>
                <table:table-column table:style-name="TableColumn56"/>
              </table:table-columns>
              <table:table-row table:style-name="TableRow57">
                <table:table-cell table:style-name="TableCell58">
                  <text:p text:style-name="P59">Craft</text:p>
                </table:table-cell>
                <table:table-cell table:style-name="TableCell60">
                  <text:p text:style-name="P61">15</text:p>
                </table:table-cell>
              </table:table-row>
              <table:table-row table:style-name="TableRow62">
                <table:table-cell table:style-name="TableCell63">
                  <text:p text:style-name="P64">Logging</text:p>
                </table:table-cell>
                <table:table-cell table:style-name="TableCell65">
                  <text:p text:style-name="P66">13</text:p>
                </table:table-cell>
              </table:table-row>
              <table:table-row table:style-name="TableRow67">
                <table:table-cell table:style-name="TableCell68">
                  <text:p text:style-name="P69">Trade</text:p>
                </table:table-cell>
                <table:table-cell table:style-name="TableCell70">
                  <text:p text:style-name="P71">13</text:p>
                </table:table-cell>
              </table:table-row>
            </table:table>
            <text:p text:style-name="P72"/>
          </table:table-cell>
        </table:table-row>
        <table:table-row table:style-name="TableRow73">
          <table:table-cell table:style-name="TableCell74">
            <text:p text:style-name="P75">Calistae</text:p>
          </table:table-cell>
          <table:table-cell table:style-name="TableCell76">
            <text:p text:style-name="P77">?</text:p>
          </table:table-cell>
          <table:table-cell table:style-name="TableCell78">
            <text:p text:style-name="P79">?</text:p>
          </table:table-cell>
          <table:table-cell table:style-name="TableCell80">
            <text:p text:style-name="P81">?</text:p>
          </table:table-cell>
          <table:table-cell table:style-name="TableCell82">
            <text:p text:style-name="P83">?</text:p>
          </table:table-cell>
          <table:table-cell table:style-name="TableCell84">
            <text:p text:style-name="P85">?</text:p>
          </table:table-cell>
          <table:table-cell table:style-name="TableCell86">
            <text:p text:style-name="P87">?</text:p>
          </table:table-cell>
          <table:table-cell table:style-name="TableCell88">
            <text:p text:style-name="P89">?</text:p>
          </table:table-cell>
          <table:table-cell table:style-name="TableCell90">
            <text:p text:style-name="P91">Mother to Vaara, Andrick</text:p>
            <text:p text:style-name="P92">Oracle</text:p>
            <text:p text:style-name="P93">Shadow</text:p>
          </table:table-cell>
          <table:table-cell table:style-name="TableCell94">
            <table:table table:style-name="Table95">
              <table:table-columns>
                <table:table-column table:style-name="TableColumn96"/>
                <table:table-column table:style-name="TableColumn97"/>
              </table:table-columns>
              <table:table-row table:style-name="TableRow98">
                <table:table-cell table:style-name="TableCell99">
                  <text:p text:style-name="P100">Creation</text:p>
                </table:table-cell>
                <table:table-cell table:style-name="TableCell101">
                  <text:p text:style-name="P102"/>
                </table:table-cell>
              </table:table-row>
              <table:table-row table:style-name="TableRow103">
                <table:table-cell table:style-name="TableCell104">
                  <text:p text:style-name="P105">Craft</text:p>
                </table:table-cell>
                <table:table-cell table:style-name="TableCell106">
                  <text:p text:style-name="P107"/>
                </table:table-cell>
              </table:table-row>
              <table:table-row table:style-name="TableRow108">
                <table:table-cell table:style-name="TableCell109">
                  <text:p text:style-name="P110">Magic ???</text:p>
                </table:table-cell>
                <table:table-cell table:style-name="TableCell111">
                  <text:p text:style-name="P112"/>
                </table:table-cell>
              </table:table-row>
              <table:table-row table:style-name="TableRow113">
                <table:table-cell table:style-name="TableCell114">
                  <text:p text:style-name="P115">Scholar</text:p>
                </table:table-cell>
                <table:table-cell table:style-name="TableCell116">
                  <text:p text:style-name="P117"/>
                </table:table-cell>
              </table:table-row>
              <table:table-row table:style-name="TableRow118">
                <table:table-cell table:style-name="TableCell119">
                  <text:p text:style-name="P120">Spell Lore</text:p>
                </table:table-cell>
                <table:table-cell table:style-name="TableCell121">
                  <text:p text:style-name="P122"/>
                </table:table-cell>
              </table:table-row>
            </table:table>
            <text:p text:style-name="P123"/>
          </table:table-cell>
        </table:table-row>
        <table:table-row table:style-name="TableRow124">
          <table:table-cell table:style-name="TableCell125">
            <text:p text:style-name="P126">Etreus</text:p>
          </table:table-cell>
          <table:table-cell table:style-name="TableCell127">
            <text:p text:style-name="P128">9</text:p>
          </table:table-cell>
          <table:table-cell table:style-name="TableCell129">
            <text:p text:style-name="P130">14</text:p>
          </table:table-cell>
          <table:table-cell table:style-name="TableCell131">
            <text:p text:style-name="P132">14</text:p>
          </table:table-cell>
          <table:table-cell table:style-name="TableCell133">
            <text:p text:style-name="P134">12</text:p>
          </table:table-cell>
          <table:table-cell table:style-name="TableCell135">
            <text:p text:style-name="P136">12</text:p>
          </table:table-cell>
          <table:table-cell table:style-name="TableCell137">
            <text:p text:style-name="P138">9</text:p>
          </table:table-cell>
          <table:table-cell table:style-name="TableCell139">
            <text:p text:style-name="P140">9</text:p>
          </table:table-cell>
          <table:table-cell table:style-name="TableCell141">
            <text:p text:style-name="P142">Member of village council</text:p>
            <text:p text:style-name="P143">Scout</text:p>
          </table:table-cell>
          <table:table-cell table:style-name="TableCell144">
            <table:table table:style-name="Table145">
              <table:table-columns>
                <table:table-column table:style-name="TableColumn146"/>
                <table:table-column table:style-name="TableColumn147"/>
              </table:table-columns>
              <table:table-row table:style-name="TableRow148">
                <table:table-cell table:style-name="TableCell149">
                  <text:p text:style-name="P150">Bow, 1H</text:p>
                </table:table-cell>
                <table:table-cell table:style-name="TableCell151">
                  <text:p text:style-name="P152">13</text:p>
                </table:table-cell>
              </table:table-row>
              <table:table-row table:style-name="TableRow153">
                <table:table-cell table:style-name="TableCell154">
                  <text:p text:style-name="P155">Athlete</text:p>
                </table:table-cell>
                <table:table-cell table:style-name="TableCell156">
                  <text:p text:style-name="P157"/>
                </table:table-cell>
              </table:table-row>
              <table:table-row table:style-name="TableRow158">
                <table:table-cell table:style-name="TableCell159">
                  <text:p text:style-name="P160">Climb</text:p>
                </table:table-cell>
                <table:table-cell table:style-name="TableCell161">
                  <text:p text:style-name="P162"/>
                </table:table-cell>
              </table:table-row>
              <table:table-row table:style-name="TableRow163">
                <table:table-cell table:style-name="TableCell164">
                  <text:p text:style-name="P165">Navigate</text:p>
                </table:table-cell>
                <table:table-cell table:style-name="TableCell166">
                  <text:p text:style-name="P167"/>
                </table:table-cell>
              </table:table-row>
              <table:table-row table:style-name="TableRow168">
                <table:table-cell table:style-name="TableCell169">
                  <text:p text:style-name="P170">Track</text:p>
                </table:table-cell>
                <table:table-cell table:style-name="TableCell171">
                  <text:p text:style-name="P172"/>
                </table:table-cell>
              </table:table-row>
            </table:table>
            <text:p text:style-name="P173"/>
          </table:table-cell>
        </table:table-row>
        <table:table-row table:style-name="TableRow174">
          <table:table-cell table:style-name="TableCell175">
            <text:p text:style-name="P176">Lothor</text:p>
          </table:table-cell>
          <table:table-cell table:style-name="TableCell177">
            <text:p text:style-name="P178">14</text:p>
          </table:table-cell>
          <table:table-cell table:style-name="TableCell179">
            <text:p text:style-name="P180">14</text:p>
          </table:table-cell>
          <table:table-cell table:style-name="TableCell181">
            <text:p text:style-name="P182">14</text:p>
          </table:table-cell>
          <table:table-cell table:style-name="TableCell183">
            <text:p text:style-name="P184">13</text:p>
          </table:table-cell>
          <table:table-cell table:style-name="TableCell185">
            <text:p text:style-name="P186">12</text:p>
          </table:table-cell>
          <table:table-cell table:style-name="TableCell187">
            <text:p text:style-name="P188">12</text:p>
          </table:table-cell>
          <table:table-cell table:style-name="TableCell189">
            <text:p text:style-name="P190">11</text:p>
          </table:table-cell>
          <table:table-cell table:style-name="TableCell191">
            <text:p text:style-name="P192">Member of village council</text:p>
            <text:p text:style-name="P193">Huntmaster</text:p>
          </table:table-cell>
          <table:table-cell table:style-name="TableCell194">
            <table:table table:style-name="Table195">
              <table:table-columns>
                <table:table-column table:style-name="TableColumn196"/>
                <table:table-column table:style-name="TableColumn197"/>
              </table:table-columns>
              <table:table-row table:style-name="TableRow198">
                <table:table-cell table:style-name="TableCell199">
                  <text:p text:style-name="P200">Bow</text:p>
                </table:table-cell>
                <table:table-cell table:style-name="TableCell201">
                  <text:p text:style-name="P202">17</text:p>
                </table:table-cell>
              </table:table-row>
              <table:table-row table:style-name="TableRow203">
                <table:table-cell table:style-name="TableCell204">
                  <text:p text:style-name="P205">Spear &amp; Shield</text:p>
                </table:table-cell>
                <table:table-cell table:style-name="TableCell206">
                  <text:p text:style-name="P207">15</text:p>
                </table:table-cell>
              </table:table-row>
              <table:table-row table:style-name="TableRow208">
                <table:table-cell table:style-name="TableCell209">
                  <text:p text:style-name="P210">Animal Lore</text:p>
                </table:table-cell>
                <table:table-cell table:style-name="TableCell211">
                  <text:p text:style-name="P212">14</text:p>
                </table:table-cell>
              </table:table-row>
              <table:table-row table:style-name="TableRow213">
                <table:table-cell table:style-name="TableCell214">
                  <text:p text:style-name="P215">Athlete</text:p>
                </table:table-cell>
                <table:table-cell table:style-name="TableCell216">
                  <text:p text:style-name="P217">14</text:p>
                </table:table-cell>
              </table:table-row>
              <table:table-row table:style-name="TableRow218">
                <table:table-cell table:style-name="TableCell219">
                  <text:p text:style-name="P220">Sneak</text:p>
                </table:table-cell>
                <table:table-cell table:style-name="TableCell221">
                  <text:p text:style-name="P222"/>
                </table:table-cell>
              </table:table-row>
              <table:table-row table:style-name="TableRow223">
                <table:table-cell table:style-name="TableCell224">
                  <text:p text:style-name="P225">Track</text:p>
                </table:table-cell>
                <table:table-cell table:style-name="TableCell226">
                  <text:p text:style-name="P227"/>
                </table:table-cell>
              </table:table-row>
              <table:table-row table:style-name="TableRow228">
                <table:table-cell table:style-name="TableCell229">
                  <text:p text:style-name="P230">Traps</text:p>
                </table:table-cell>
                <table:table-cell table:style-name="TableCell231">
                  <text:p text:style-name="P232"/>
                </table:table-cell>
              </table:table-row>
            </table:table>
            <text:p text:style-name="P233"/>
          </table:table-cell>
        </table:table-row>
        <table:table-row table:style-name="TableRow234">
          <table:table-cell table:style-name="TableCell235">
            <text:p text:style-name="P236">Oyun</text:p>
          </table:table-cell>
          <table:table-cell table:style-name="TableCell237">
            <text:p text:style-name="P238">8</text:p>
          </table:table-cell>
          <table:table-cell table:style-name="TableCell239">
            <text:p text:style-name="P240">10</text:p>
          </table:table-cell>
          <table:table-cell table:style-name="TableCell241">
            <text:p text:style-name="P242">11</text:p>
          </table:table-cell>
          <table:table-cell table:style-name="TableCell243">
            <text:p text:style-name="P244">8</text:p>
          </table:table-cell>
          <table:table-cell table:style-name="TableCell245">
            <text:p text:style-name="P246">13</text:p>
          </table:table-cell>
          <table:table-cell table:style-name="TableCell247">
            <text:p text:style-name="P248">12</text:p>
          </table:table-cell>
          <table:table-cell table:style-name="TableCell249">
            <text:p text:style-name="P250">12</text:p>
          </table:table-cell>
          <table:table-cell table:style-name="TableCell251">
            <text:p text:style-name="P252">Beastmaster</text:p>
            <text:p text:style-name="P253">Special way with beasts</text:p>
          </table:table-cell>
          <table:table-cell table:style-name="TableCell254">
            <table:table table:style-name="Table255">
              <table:table-columns>
                <table:table-column table:style-name="TableColumn256"/>
                <table:table-column table:style-name="TableColumn257"/>
              </table:table-columns>
              <table:table-row table:style-name="TableRow258">
                <table:table-cell table:style-name="TableCell259">
                  <text:p text:style-name="P260">Animal Lore</text:p>
                </table:table-cell>
                <table:table-cell table:style-name="TableCell261">
                  <text:p text:style-name="P262">13</text:p>
                </table:table-cell>
              </table:table-row>
              <table:table-row table:style-name="TableRow263">
                <table:table-cell table:style-name="TableCell264">
                  <text:p text:style-name="P265">Converse</text:p>
                </table:table-cell>
                <table:table-cell table:style-name="TableCell266">
                  <text:p text:style-name="P267">11</text:p>
                </table:table-cell>
              </table:table-row>
              <table:table-row table:style-name="TableRow268">
                <table:table-cell table:style-name="TableCell269">
                  <text:p text:style-name="P270">Medic</text:p>
                </table:table-cell>
                <table:table-cell table:style-name="TableCell271">
                  <text:p text:style-name="P272">11</text:p>
                </table:table-cell>
              </table:table-row>
            </table:table>
            <text:p text:style-name="P273"/>
            <text:p text:style-name="P274"/>
          </table:table-cell>
        </table:table-row>
        <table:table-row table:style-name="TableRow275">
          <table:table-cell table:style-name="TableCell276">
            <text:p text:style-name="P277">Spiro</text:p>
          </table:table-cell>
          <table:table-cell table:style-name="TableCell278">
            <text:p text:style-name="P279">16</text:p>
          </table:table-cell>
          <table:table-cell table:style-name="TableCell280">
            <text:p text:style-name="P281">12</text:p>
          </table:table-cell>
          <table:table-cell table:style-name="TableCell282">
            <text:p text:style-name="P283">12</text:p>
          </table:table-cell>
          <table:table-cell table:style-name="TableCell284">
            <text:p text:style-name="P285">18</text:p>
          </table:table-cell>
          <table:table-cell table:style-name="TableCell286">
            <text:p text:style-name="P287">11</text:p>
          </table:table-cell>
          <table:table-cell table:style-name="TableCell288">
            <text:p text:style-name="P289">11</text:p>
          </table:table-cell>
          <table:table-cell table:style-name="TableCell290">
            <text:p text:style-name="P291">12</text:p>
          </table:table-cell>
          <table:table-cell table:style-name="TableCell292">
            <text:p text:style-name="P293">Brother of Timon</text:p>
            <text:p text:style-name="P294">Member of village council</text:p>
            <text:p text:style-name="P295">Warmaster</text:p>
            <text:p text:style-name="P296"/>
          </table:table-cell>
          <table:table-cell table:style-name="TableCell297">
            <table:table table:style-name="Table298">
              <table:table-columns>
                <table:table-column table:style-name="TableColumn299"/>
                <table:table-column table:style-name="TableColumn300"/>
              </table:table-columns>
              <table:table-row table:style-name="TableRow301">
                <table:table-cell table:style-name="TableCell302">
                  <text:p text:style-name="P303">Most Combat</text:p>
                </table:table-cell>
                <table:table-cell table:style-name="TableCell304">
                  <text:p text:style-name="P305">17</text:p>
                </table:table-cell>
              </table:table-row>
              <table:table-row table:style-name="TableRow306">
                <table:table-cell table:style-name="TableCell307">
                  <text:p text:style-name="P308">Admin</text:p>
                </table:table-cell>
                <table:table-cell table:style-name="TableCell309">
                  <text:p text:style-name="P310">12</text:p>
                </table:table-cell>
              </table:table-row>
              <table:table-row table:style-name="TableRow311">
                <table:table-cell table:style-name="TableCell312">
                  <text:p text:style-name="P313">Athlete</text:p>
                </table:table-cell>
                <table:table-cell table:style-name="TableCell314">
                  <text:p text:style-name="P315">15</text:p>
                </table:table-cell>
              </table:table-row>
              <table:table-row table:style-name="TableRow316">
                <table:table-cell table:style-name="TableCell317">
                  <text:p text:style-name="P318">Logging</text:p>
                </table:table-cell>
                <table:table-cell table:style-name="TableCell319">
                  <text:p text:style-name="P320">13</text:p>
                </table:table-cell>
              </table:table-row>
              <table:table-row table:style-name="TableRow321">
                <table:table-cell table:style-name="TableCell322">
                  <text:p text:style-name="P323">Medic</text:p>
                </table:table-cell>
                <table:table-cell table:style-name="TableCell324">
                  <text:p text:style-name="P325">12</text:p>
                </table:table-cell>
              </table:table-row>
              <table:table-row table:style-name="TableRow326">
                <table:table-cell table:style-name="TableCell327">
                  <text:p text:style-name="P328">Survive</text:p>
                </table:table-cell>
                <table:table-cell table:style-name="TableCell329">
                  <text:p text:style-name="P330">13</text:p>
                </table:table-cell>
              </table:table-row>
              <table:table-row table:style-name="TableRow331">
                <table:table-cell table:style-name="TableCell332">
                  <text:p text:style-name="P333">Track</text:p>
                </table:table-cell>
                <table:table-cell table:style-name="TableCell334">
                  <text:p text:style-name="P335">13</text:p>
                </table:table-cell>
              </table:table-row>
            </table:table>
            <text:p text:style-name="P336"/>
          </table:table-cell>
        </table:table-row>
        <table:table-row table:style-name="TableRow337">
          <table:table-cell table:style-name="TableCell338">
            <text:p text:style-name="P339">Timon</text:p>
          </table:table-cell>
          <table:table-cell table:style-name="TableCell340">
            <text:p text:style-name="P341">15</text:p>
          </table:table-cell>
          <table:table-cell table:style-name="TableCell342">
            <text:p text:style-name="P343">15</text:p>
          </table:table-cell>
          <table:table-cell table:style-name="TableCell344">
            <text:p text:style-name="P345">11</text:p>
          </table:table-cell>
          <table:table-cell table:style-name="TableCell346">
            <text:p text:style-name="P347">15</text:p>
          </table:table-cell>
          <table:table-cell table:style-name="TableCell348">
            <text:p text:style-name="P349">14</text:p>
          </table:table-cell>
          <table:table-cell table:style-name="TableCell350">
            <text:p text:style-name="P351">12</text:p>
          </table:table-cell>
          <table:table-cell table:style-name="TableCell352">
            <text:p text:style-name="P353">14</text:p>
          </table:table-cell>
          <table:table-cell table:style-name="TableCell354">
            <text:p text:style-name="P355">Adoptive father to Vaara</text:p>
            <text:p text:style-name="P356">Age(10)</text:p>
            <text:p text:style-name="P357">Leader of tribe</text:p>
            <text:p text:style-name="P358">Member of village council</text:p>
          </table:table-cell>
          <table:table-cell table:style-name="TableCell359">
            <table:table table:style-name="Table360">
              <table:table-columns>
                <table:table-column table:style-name="TableColumn361"/>
                <table:table-column table:style-name="TableColumn362"/>
              </table:table-columns>
              <table:table-row table:style-name="TableRow363">
                <table:table-cell table:style-name="TableCell364">
                  <text:p text:style-name="P365">1h &amp; Shld</text:p>
                </table:table-cell>
                <table:table-cell table:style-name="TableCell366">
                  <text:p text:style-name="P367">15</text:p>
                </table:table-cell>
              </table:table-row>
              <table:table-row table:style-name="TableRow368">
                <table:table-cell table:style-name="TableCell369">
                  <text:p text:style-name="P370">Spear &amp; Shield</text:p>
                </table:table-cell>
                <table:table-cell table:style-name="TableCell371">
                  <text:p text:style-name="P372">15</text:p>
                </table:table-cell>
              </table:table-row>
              <table:table-row table:style-name="TableRow373">
                <table:table-cell table:style-name="TableCell374">
                  <text:p text:style-name="P375">Admin</text:p>
                </table:table-cell>
                <table:table-cell table:style-name="TableCell376">
                  <text:p text:style-name="P377">14</text:p>
                </table:table-cell>
              </table:table-row>
              <table:table-row table:style-name="TableRow378">
                <table:table-cell table:style-name="TableCell379">
                  <text:p text:style-name="P380">Converse</text:p>
                </table:table-cell>
                <table:table-cell table:style-name="TableCell381">
                  <text:p text:style-name="P382">14</text:p>
                </table:table-cell>
              </table:table-row>
              <table:table-row table:style-name="TableRow383">
                <table:table-cell table:style-name="TableCell384">
                  <text:p text:style-name="P385">Diplomat</text:p>
                </table:table-cell>
                <table:table-cell table:style-name="TableCell386">
                  <text:p text:style-name="P387">14</text:p>
                </table:table-cell>
              </table:table-row>
              <table:table-row table:style-name="TableRow388">
                <table:table-cell table:style-name="TableCell389">
                  <text:p text:style-name="P390">Mining</text:p>
                </table:table-cell>
                <table:table-cell table:style-name="TableCell391">
                  <text:p text:style-name="P392">14</text:p>
                </table:table-cell>
              </table:table-row>
            </table:table>
            <text:p text:style-name="P393"/>
          </table:table-cell>
        </table:table-row>
        <table:table-row table:style-name="TableRow394">
          <table:table-cell table:style-name="TableCell395">
            <text:p text:style-name="P396">Urige</text:p>
          </table:table-cell>
          <table:table-cell table:style-name="TableCell397">
            <text:p text:style-name="P398">11</text:p>
          </table:table-cell>
          <table:table-cell table:style-name="TableCell399">
            <text:p text:style-name="P400">10</text:p>
          </table:table-cell>
          <table:table-cell table:style-name="TableCell401">
            <text:p text:style-name="P402">9</text:p>
          </table:table-cell>
          <table:table-cell table:style-name="TableCell403">
            <text:p text:style-name="P404">13</text:p>
          </table:table-cell>
          <table:table-cell table:style-name="TableCell405">
            <text:p text:style-name="P406">11</text:p>
          </table:table-cell>
          <table:table-cell table:style-name="TableCell407">
            <text:p text:style-name="P408">10</text:p>
          </table:table-cell>
          <table:table-cell table:style-name="TableCell409">
            <text:p text:style-name="P410">12</text:p>
          </table:table-cell>
          <table:table-cell table:style-name="TableCell411">
            <text:p text:style-name="P412">Farmer</text:p>
          </table:table-cell>
          <table:table-cell table:style-name="TableCell413">
            <table:table table:style-name="Table414">
              <table:table-columns>
                <table:table-column table:style-name="TableColumn415"/>
                <table:table-column table:style-name="TableColumn416"/>
              </table:table-columns>
              <table:table-row table:style-name="TableRow417">
                <table:table-cell table:style-name="TableCell418">
                  <text:p text:style-name="P419">Agriculture</text:p>
                </table:table-cell>
                <table:table-cell table:style-name="TableCell420">
                  <text:p text:style-name="P421">12</text:p>
                </table:table-cell>
              </table:table-row>
              <table:table-row table:style-name="TableRow422">
                <table:table-cell table:style-name="TableCell423">
                  <text:p text:style-name="P424">Animal Lore</text:p>
                </table:table-cell>
                <table:table-cell table:style-name="TableCell425">
                  <text:p text:style-name="P426">12</text:p>
                </table:table-cell>
              </table:table-row>
              <table:table-row table:style-name="TableRow427">
                <table:table-cell table:style-name="TableCell428">
                  <text:p text:style-name="P429">Herb Lore</text:p>
                </table:table-cell>
                <table:table-cell table:style-name="TableCell430">
                  <text:p text:style-name="P431">12</text:p>
                </table:table-cell>
              </table:table-row>
            </table:table>
            <text:p text:style-name="P432"/>
          </table:table-cell>
        </table:table-row>
        <text:soft-page-break/>
        <table:table-row table:style-name="TableRow433">
          <table:table-cell table:style-name="TableCell434">
            <text:p text:style-name="P435">Vasilios</text:p>
          </table:table-cell>
          <table:table-cell table:style-name="TableCell436">
            <text:p text:style-name="P437">12</text:p>
          </table:table-cell>
          <table:table-cell table:style-name="TableCell438">
            <text:p text:style-name="P439">12</text:p>
          </table:table-cell>
          <table:table-cell table:style-name="TableCell440">
            <text:p text:style-name="P441">12</text:p>
          </table:table-cell>
          <table:table-cell table:style-name="TableCell442">
            <text:p text:style-name="P443">12</text:p>
          </table:table-cell>
          <table:table-cell table:style-name="TableCell444">
            <text:p text:style-name="P445">9</text:p>
          </table:table-cell>
          <table:table-cell table:style-name="TableCell446">
            <text:p text:style-name="P447">9</text:p>
          </table:table-cell>
          <table:table-cell table:style-name="TableCell448">
            <text:p text:style-name="P449">9</text:p>
          </table:table-cell>
          <table:table-cell table:style-name="TableCell450">
            <text:p text:style-name="P451">Son of Spiro</text:p>
            <text:p text:style-name="P452">Warrior</text:p>
          </table:table-cell>
          <table:table-cell table:style-name="TableCell453">
            <table:table table:style-name="Table454">
              <table:table-columns>
                <table:table-column table:style-name="TableColumn455"/>
                <table:table-column table:style-name="TableColumn456"/>
              </table:table-columns>
              <table:table-row table:style-name="TableRow457">
                <table:table-cell table:style-name="TableCell458">
                  <text:p text:style-name="P459">Combat</text:p>
                </table:table-cell>
                <table:table-cell table:style-name="TableCell460">
                  <text:p text:style-name="P461">12</text:p>
                </table:table-cell>
              </table:table-row>
              <table:table-row table:style-name="TableRow462">
                <table:table-cell table:style-name="TableCell463">
                  <text:p text:style-name="P464"/>
                </table:table-cell>
                <table:table-cell table:style-name="TableCell465">
                  <text:p text:style-name="P466"/>
                </table:table-cell>
              </table:table-row>
            </table:table>
            <text:p text:style-name="P467"/>
          </table:table-cell>
        </table:table-row>
        <table:table-row table:style-name="TableRow468">
          <table:table-cell table:style-name="TableCell469">
            <text:p text:style-name="P470">Wren</text:p>
          </table:table-cell>
          <table:table-cell table:style-name="TableCell471">
            <text:p text:style-name="P472">8</text:p>
          </table:table-cell>
          <table:table-cell table:style-name="TableCell473">
            <text:p text:style-name="P474">12</text:p>
          </table:table-cell>
          <table:table-cell table:style-name="TableCell475">
            <text:p text:style-name="P476">12</text:p>
          </table:table-cell>
          <table:table-cell table:style-name="TableCell477">
            <text:p text:style-name="P478">10</text:p>
          </table:table-cell>
          <table:table-cell table:style-name="TableCell479">
            <text:p text:style-name="P480">11</text:p>
          </table:table-cell>
          <table:table-cell table:style-name="TableCell481">
            <text:p text:style-name="P482">11</text:p>
          </table:table-cell>
          <table:table-cell table:style-name="TableCell483">
            <text:p text:style-name="P484">12</text:p>
          </table:table-cell>
          <table:table-cell table:style-name="TableCell485">
            <text:p text:style-name="P486">Sidekick</text:p>
            <text:p text:style-name="P487">Water bearer</text:p>
          </table:table-cell>
          <table:table-cell table:style-name="TableCell488">
            <table:table table:style-name="Table489">
              <table:table-columns>
                <table:table-column table:style-name="TableColumn490"/>
                <table:table-column table:style-name="TableColumn491"/>
              </table:table-columns>
              <table:table-row table:style-name="TableRow492">
                <table:table-cell table:style-name="TableCell493">
                  <text:p text:style-name="P494">Dual Wield</text:p>
                </table:table-cell>
                <table:table-cell table:style-name="TableCell495">
                  <text:p text:style-name="P496">11</text:p>
                </table:table-cell>
              </table:table-row>
              <table:table-row table:style-name="TableRow497">
                <table:table-cell table:style-name="TableCell498">
                  <text:p text:style-name="P499">Throw</text:p>
                </table:table-cell>
                <table:table-cell table:style-name="TableCell500">
                  <text:p text:style-name="P501">10</text:p>
                </table:table-cell>
              </table:table-row>
              <table:table-row table:style-name="TableRow502">
                <table:table-cell table:style-name="TableCell503">
                  <text:p text:style-name="P504">Athlete</text:p>
                </table:table-cell>
                <table:table-cell table:style-name="TableCell505">
                  <text:p text:style-name="P506">12</text:p>
                </table:table-cell>
              </table:table-row>
              <table:table-row table:style-name="TableRow507">
                <table:table-cell table:style-name="TableCell508">
                  <text:p text:style-name="P509">Climb</text:p>
                </table:table-cell>
                <table:table-cell table:style-name="TableCell510">
                  <text:p text:style-name="P511">12</text:p>
                </table:table-cell>
              </table:table-row>
              <table:table-row table:style-name="TableRow512">
                <table:table-cell table:style-name="TableCell513">
                  <text:p text:style-name="P514">Sneak</text:p>
                </table:table-cell>
                <table:table-cell table:style-name="TableCell515">
                  <text:p text:style-name="P516">12</text:p>
                </table:table-cell>
              </table:table-row>
              <table:table-row table:style-name="TableRow517">
                <table:table-cell table:style-name="TableCell518">
                  <text:p text:style-name="P519">Theology</text:p>
                </table:table-cell>
                <table:table-cell table:style-name="TableCell520">
                  <text:p text:style-name="P521">10</text:p>
                </table:table-cell>
              </table:table-row>
            </table:table>
            <text:p text:style-name="P5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icles" svg:font-family="Pericles" style:font-family-generic="swiss" style:font-pitch="variable" svg:panose-1="2 11 6 4 3 0 0 2 0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Pericles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oun, Amy</dc:creator>
    <meta:creation-date>2017-10-20T23:40:00Z</meta:creation-date>
    <dc:date>2018-12-29T16:31:00Z</dc:date>
    <meta:template xlink:href="Normal.dotm" xlink:type="simple"/>
    <meta:editing-cycles>6</meta:editing-cycles>
    <meta:editing-duration>PT2160S</meta:editing-duration>
    <meta:document-statistic meta:page-count="2" meta:paragraph-count="2" meta:word-count="181" meta:character-count="1211" meta:row-count="8" meta:non-whitespace-character-count="1032"/>
  </office:meta>
</office:document-meta>
</file>